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92c" officeooo:paragraph-rsid="0016392c"/>
    </style:style>
    <style:style style:name="P2" style:family="paragraph" style:parent-style-name="Standard">
      <style:text-properties officeooo:rsid="00174134" officeooo:paragraph-rsid="00174134"/>
    </style:style>
    <style:style style:name="P3" style:family="paragraph" style:parent-style-name="Standard">
      <style:text-properties officeooo:rsid="0018c29a" officeooo:paragraph-rsid="0018c29a"/>
    </style:style>
    <style:style style:name="P4" style:family="paragraph" style:parent-style-name="Standard">
      <style:text-properties officeooo:rsid="0018e126" officeooo:paragraph-rsid="0018e126"/>
    </style:style>
    <style:style style:name="P5" style:family="paragraph" style:parent-style-name="Standard" style:list-style-name="L1">
      <style:text-properties officeooo:rsid="0016392c" officeooo:paragraph-rsid="0016392c"/>
    </style:style>
    <style:style style:name="P6" style:family="paragraph" style:parent-style-name="Standard" style:list-style-name="L1">
      <style:text-properties fo:font-size="12pt" officeooo:rsid="0016392c" officeooo:paragraph-rsid="0016392c"/>
    </style:style>
    <style:style style:name="P7" style:family="paragraph" style:parent-style-name="Standard" style:list-style-name="L1">
      <style:text-properties officeooo:rsid="00174134" officeooo:paragraph-rsid="00174134"/>
    </style:style>
    <style:style style:name="P8" style:family="paragraph" style:parent-style-name="Standard" style:list-style-name="L1">
      <style:text-properties officeooo:rsid="0018c29a" officeooo:paragraph-rsid="0018c29a"/>
    </style:style>
    <style:style style:name="P9" style:family="paragraph" style:parent-style-name="Standard" style:list-style-name="L2">
      <style:text-properties officeooo:rsid="0018e126" officeooo:paragraph-rsid="0018e126"/>
    </style:style>
    <style:style style:name="P10" style:family="paragraph" style:parent-style-name="Standard">
      <style:text-properties officeooo:rsid="0018e126" officeooo:paragraph-rsid="0018e126"/>
    </style:style>
    <style:style style:name="P11" style:family="paragraph" style:parent-style-name="Standard" style:list-style-name="L2">
      <style:text-properties officeooo:rsid="00192f77" officeooo:paragraph-rsid="00192f77"/>
    </style:style>
    <style:style style:name="T1" style:family="text">
      <style:text-properties officeooo:rsid="00192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4: Take the couch</text:p>
      <text:p text:style-name="P1"/>
      <text:p text:style-name="P1"/>
      <text:p text:style-name="P1">Vocabulary:</text:p>
      <text:list xml:id="list4849816748177449674" text:style-name="L1">
        <text:list-item>
          <text:p text:style-name="P5">(l.7) To hatch </text:p>
          <text:list>
            <text:list-header>
              <text:p text:style-name="P6">When a little duck is mature enough, it breaks the shell of the egg and comes out</text:p>
            </text:list-header>
          </text:list>
        </text:list-item>
        <text:list-item>
          <text:p text:style-name="P5">(l.10) A directory </text:p>
          <text:list>
            <text:list-header>
              <text:p text:style-name="P7">A kind of book in which you can find phone numbers</text:p>
            </text:list-header>
          </text:list>
        </text:list-item>
        <text:list-item>
          <text:p text:style-name="P7">(l.14) A graduate </text:p>
          <text:list>
            <text:list-header>
              <text:p text:style-name="P7">A student who has passed his exams</text:p>
            </text:list-header>
          </text:list>
        </text:list-item>
        <text:list-item>
          <text:p text:style-name="P8">Abroad = à l’étranger</text:p>
        </text:list-item>
      </text:list>
      <text:p text:style-name="P2"/>
      <text:p text:style-name="P2"/>
      <text:p text:style-name="P3">True or False:</text:p>
      <text:list xml:id="list7236730363946664767" text:style-name="L2">
        <text:list-item>
          <text:p text:style-name="P9">CS is a way to fight against prejudices </text:p>
          <text:list>
            <text:list-header>
              <text:p text:style-name="P9">True: “<text:span text:style-name="T1">Vincent Fugere […] says CS has changed his perception of the US.” (l.14-16)</text:span></text:p>
            </text:list-header>
          </text:list>
        </text:list-item>
        <text:list-item>
          <text:p text:style-name="P9">CS.com works perfectly now </text:p>
          <text:list>
            <text:list-header>
              <text:p text:style-name="P11">False: (l.19-20)</text:p>
            </text:list-header>
          </text:list>
        </text:list-item>
        <text:list-item>
          <text:p text:style-name="P9">Casey Fenton is full of hope </text:p>
          <text:list>
            <text:list-header>
              <text:p text:style-name="P9">True: “<text:span text:style-name="T1">over the time we’ll make a difference” (l.19-20)</text:span></text:p>
            </text:list-header>
          </text:list>
        </text:list-item>
        <text:list-item>
          <text:p text:style-name="P9">People use CS mainly because it is cheaper than hostels </text:p>
          <text:list>
            <text:list-header>
              <text:p text:style-name="P9">False: “<text:span text:style-name="T1">I think most participate to learn as much as they can about other cultures – and about themselves.” (l.21-23)</text:span></text:p>
            </text:list-header>
          </text:list>
        </text:list-item>
      </text:list>
      <text:p text:style-name="P4"/>
      <text:p text:style-name="P4">“We’re still maturing as an organization, but over time we’ll make a difference”</text:p>
      <text:p text:style-name="P4"/>
      <text:p text:style-name="P4">Casey means 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03:13.902000000</meta:creation-date>
    <dc:date>2019-02-14T14:18:22.173000000</dc:date>
    <meta:editing-duration>PT8M20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0" meta:word-count="156" meta:character-count="815" meta:non-whitespace-character-count="682"/>
  </office:meta>
</office:document-meta>
</file>